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officeooo:paragraph-rsid="004f3c81" style:font-size-asian="12pt" style:font-size-complex="12pt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officeooo:paragraph-rsid="006b90fa" style:font-size-asian="12pt" style:font-size-complex="12pt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officeooo:paragraph-rsid="006cc72d" style:font-size-asian="12pt" style:font-size-complex="12pt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8501a" style:font-size-asian="12pt" style:font-size-complex="12pt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e9200" style:font-size-asian="12pt" style:font-size-complex="12pt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8501a" style:font-size-asian="12pt" style:font-size-complex="12pt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paragraph-rsid="0050c67b" style:font-size-asian="12pt" style:font-size-complex="12pt" style:language-complex="ar" style:country-complex="SA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paragraph-rsid="005dab0e" style:font-size-asian="12pt" style:font-size-complex="12pt" style:language-complex="ar" style:country-complex="SA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paragraph-rsid="0058501a" style:font-size-asian="12pt" style:font-size-complex="12pt" style:language-complex="ar" style:country-complex="SA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paragraph-rsid="005e9200" style:font-size-asian="12pt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paragraph-rsid="00555d4e" style:font-size-asian="12pt" style:font-size-complex="12pt" style:language-complex="ar" style:country-complex="SA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paragraph-rsid="005663d4" style:font-size-asian="12pt" style:font-size-complex="12pt" style:language-complex="ar" style:country-complex="SA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rsid="0015a3a6" officeooo:paragraph-rsid="00607857" style:font-size-asian="12pt" style:font-size-complex="12pt" style:language-complex="ar" style:country-complex="SA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rsid="0015a3a6" officeooo:paragraph-rsid="006197c9" style:font-size-asian="12pt" style:font-size-complex="12pt" style:language-complex="ar" style:country-complex="SA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rsid="0015a3a6" officeooo:paragraph-rsid="0063825a" style:font-size-asian="12pt" style:font-size-complex="12pt" style:language-complex="ar" style:country-complex="SA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rsid="0015a3a6" officeooo:paragraph-rsid="0068c72f" style:font-size-asian="12pt" style:font-size-complex="12pt" style:language-complex="ar" style:country-complex="SA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58501a" style:font-size-asian="12pt" style:font-name-complex="Times New Roman2" style:font-size-complex="12pt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58501a" style:font-size-asian="12pt" style:font-name-complex="Times New Roman2" style:font-size-complex="12pt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ab06e" style:font-size-asian="12pt" style:font-size-complex="12pt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fo:color="#212121" style:text-position="0% 100%" style:font-name="Times New Roman" fo:font-size="12pt" fo:language="uk" fo:country="UA" style:text-underline-style="none" officeooo:rsid="00260e85" officeooo:paragraph-rsid="004f3c81" style:font-name-asian="Symbol1" style:font-size-asian="12pt" style:font-name-complex="Times New Roman" style:font-size-complex="12pt" style:language-complex="ar" style:country-complex="SA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0c67b" style:font-name-asian="Symbol1" style:font-size-asian="12pt" style:font-name-complex="Times New Roman" style:font-size-complex="12pt" style:language-complex="ar" style:country-complex="SA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dab0e" style:font-name-asian="Symbol1" style:font-size-asian="12pt" style:font-name-complex="Times New Roman" style:font-size-complex="12pt" style:language-complex="ar" style:country-complex="SA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8501a" style:font-name-asian="Symbol1" style:font-size-asian="12pt" style:font-name-complex="Times New Roman" style:font-size-complex="12pt" style:language-complex="ar" style:country-complex="SA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136e1" style:font-name-asian="Symbol1" style:font-size-asian="12pt" style:font-name-complex="Times New Roman" style:font-size-complex="12pt" style:language-complex="ar" style:country-complex="SA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e9200" style:font-name-asian="Symbol1" style:font-size-asian="12pt" style:font-name-complex="Times New Roman" style:font-size-complex="12pt" style:language-complex="ar" style:country-complex="SA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44b18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55d4e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663d4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07857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197c9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3825a" style:font-name-asian="Symbol1" style:font-size-asian="12pt" style:font-name-complex="Times New Roman" style:font-size-complex="12pt" style:language-complex="ar" style:country-complex="SA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6c8d8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432e8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ab06e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b90fa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cc72d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e28c" officeooo:paragraph-rsid="006cc72d" style:font-name-asian="Symbol1" style:font-size-asian="12pt" style:font-name-complex="Times New Roman2" style:font-size-complex="12pt" style:language-complex="ar" style:country-complex="SA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8501a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663d4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ab06e" style:font-name-asian="Symbol1" style:font-size-asian="12pt" style:font-name-complex="Times New Roman" style:font-size-complex="12pt" style:language-complex="ar" style:country-complex="SA"/>
    </style:style>
    <style:style style:name="P4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58501a" style:font-name-asian="Symbol1" style:font-size-asian="12pt" style:font-name-complex="Times New Roman2" style:font-size-complex="12pt" style:language-complex="ar" style:country-complex="SA"/>
    </style:style>
    <style:style style:name="P4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31629" officeooo:paragraph-rsid="0068c72f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4" style:family="paragraph" style:parent-style-name="Standard" style:master-page-name="Standard">
      <style:paragraph-properties fo:margin-left="0in" fo:margin-right="0in" fo:line-height="100%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5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officeooo:paragraph-rsid="004c5c88" style:font-size-asian="12pt" style:font-size-complex="12pt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style:text-underline-style="none" officeooo:paragraph-rsid="004c5c88" style:font-size-asian="12pt" style:font-name-complex="Times New Roman2" style:font-size-complex="12pt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4c5c88" style:font-size-asian="12pt" style:font-name-complex="Times New Roman2" style:font-size-complex="12pt"/>
    </style:style>
    <style:style style:name="P4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4b21aa" style:font-size-asian="12pt" style:font-size-complex="12pt" style:language-complex="ar" style:country-complex="SA"/>
    </style:style>
    <style:style style:name="P4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4d47f4" style:font-size-asian="12pt" style:font-name-complex="Times New Roman2" style:font-size-complex="12pt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4b21aa" style:font-size-asian="12pt" style:font-name-complex="Times New Roman2" style:font-size-complex="12pt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style:text-underline-style="none" officeooo:paragraph-rsid="005c9ab4" style:font-size-asian="12pt" style:font-name-complex="Times New Roman2" style:font-size-complex="12pt" style:language-complex="ar" style:country-complex="SA"/>
    </style:style>
    <style:style style:name="P5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style:text-underline-style="none" officeooo:paragraph-rsid="005c9ab4" style:font-size-asian="12pt" style:font-name-complex="Times New Roman" style:font-size-complex="12pt" style:language-complex="ar" style:country-complex="SA"/>
    </style:style>
    <style:style style:name="P5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color="#212121" style:font-name="Times New Roman" fo:font-size="12pt" fo:language="uk" fo:country="UA" style:text-underline-style="none" officeooo:paragraph-rsid="0045b617" style:font-size-asian="12pt" style:font-name-complex="Times New Roman" style:font-size-complex="12pt" style:language-complex="ar" style:country-complex="SA"/>
    </style:style>
    <style:style style:name="P5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623a1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502aa8"/>
    </style:style>
    <style:style style:name="T2" style:family="text">
      <style:text-properties style:text-position="super 58%" officeooo:rsid="00502aa8"/>
    </style:style>
    <style:style style:name="T3" style:family="text">
      <style:text-properties style:text-position="super 58%" officeooo:rsid="00493da9"/>
    </style:style>
    <style:style style:name="T4" style:family="text">
      <style:text-properties style:use-window-font-color="true" style:text-position="0% 100%" style:font-name-asian="Symbol1" style:font-name-complex="Times New Roman"/>
    </style:style>
    <style:style style:name="T5" style:family="text">
      <style:text-properties style:use-window-font-color="true" style:text-position="0% 100%" officeooo:rsid="00260e85" style:font-name-asian="Symbol1" style:font-name-complex="Times New Roman"/>
    </style:style>
    <style:style style:name="T6" style:family="text">
      <style:text-properties style:use-window-font-color="true" style:text-position="0% 100%" officeooo:rsid="0015a3a6" style:font-name-asian="Symbol1" style:font-name-complex="Times New Roman"/>
    </style:style>
    <style:style style:name="T7" style:family="text">
      <style:text-properties style:use-window-font-color="true" style:text-position="0% 100%" officeooo:rsid="0050c67b" style:font-name-asian="Symbol1" style:font-name-complex="Times New Roman"/>
    </style:style>
    <style:style style:name="T8" style:family="text">
      <style:text-properties style:use-window-font-color="true" style:text-position="0% 100%" officeooo:rsid="00563c6c" style:font-name-asian="Symbol1" style:font-name-complex="Times New Roman"/>
    </style:style>
    <style:style style:name="T9" style:family="text">
      <style:text-properties style:use-window-font-color="true" style:text-position="0% 100%" officeooo:rsid="00526d6b" style:font-name-asian="Symbol1" style:font-name-complex="Times New Roman"/>
    </style:style>
    <style:style style:name="T10" style:family="text">
      <style:text-properties style:use-window-font-color="true" style:text-position="0% 100%" officeooo:rsid="00544b18" style:font-name-asian="Symbol1" style:font-name-complex="Times New Roman"/>
    </style:style>
    <style:style style:name="T11" style:family="text">
      <style:text-properties style:use-window-font-color="true" style:text-position="0% 100%" officeooo:rsid="00555d4e" style:font-name-asian="Symbol1" style:font-name-complex="Times New Roman"/>
    </style:style>
    <style:style style:name="T12" style:family="text">
      <style:text-properties style:use-window-font-color="true" style:text-position="0% 100%" officeooo:rsid="005698f1" style:font-name-asian="Symbol1" style:font-name-complex="Times New Roman"/>
    </style:style>
    <style:style style:name="T13" style:family="text">
      <style:text-properties style:use-window-font-color="true" style:text-position="0% 100%" officeooo:rsid="0056d3d4" style:font-name-asian="Symbol1" style:font-name-complex="Times New Roman"/>
    </style:style>
    <style:style style:name="T14" style:family="text">
      <style:text-properties style:use-window-font-color="true" style:text-position="0% 100%" officeooo:rsid="005663d4" style:font-name-asian="Symbol1" style:font-name-complex="Times New Roman"/>
    </style:style>
    <style:style style:name="T15" style:family="text">
      <style:text-properties style:use-window-font-color="true" style:text-position="0% 100%" officeooo:rsid="00589ce6" style:font-name-asian="Symbol1" style:font-name-complex="Times New Roman"/>
    </style:style>
    <style:style style:name="T16" style:family="text">
      <style:text-properties style:use-window-font-color="true" style:text-position="0% 100%" officeooo:rsid="0058501a" style:font-name-asian="Symbol1" style:font-name-complex="Times New Roman"/>
    </style:style>
    <style:style style:name="T17" style:family="text">
      <style:text-properties style:use-window-font-color="true" style:text-position="0% 100%" officeooo:rsid="005c9de9" style:font-name-asian="Symbol1" style:font-name-complex="Times New Roman"/>
    </style:style>
    <style:style style:name="T18" style:family="text">
      <style:text-properties style:use-window-font-color="true" style:text-position="0% 100%" officeooo:rsid="00604bfc" style:font-name-asian="Symbol1" style:font-name-complex="Times New Roman"/>
    </style:style>
    <style:style style:name="T19" style:family="text">
      <style:text-properties style:use-window-font-color="true" style:text-position="0% 100%" officeooo:rsid="0065921e" style:font-name-asian="Symbol1" style:font-name-complex="Times New Roman"/>
    </style:style>
    <style:style style:name="T20" style:family="text">
      <style:text-properties style:use-window-font-color="true" style:text-position="0% 100%" officeooo:rsid="00611294" style:font-name-asian="Symbol1" style:font-name-complex="Times New Roman"/>
    </style:style>
    <style:style style:name="T21" style:family="text">
      <style:text-properties style:use-window-font-color="true" style:text-position="0% 100%" officeooo:rsid="00607857" style:font-name-asian="Symbol1" style:font-name-complex="Times New Roman"/>
    </style:style>
    <style:style style:name="T22" style:family="text">
      <style:text-properties style:use-window-font-color="true" style:text-position="0% 100%" officeooo:rsid="00682912" style:font-name-asian="Symbol1" style:font-name-complex="Times New Roman"/>
    </style:style>
    <style:style style:name="T23" style:family="text">
      <style:text-properties style:use-window-font-color="true" style:text-position="0% 100%" officeooo:rsid="00631629" style:font-name-asian="Symbol1" style:font-name-complex="Times New Roman"/>
    </style:style>
    <style:style style:name="T24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fo:letter-spacing="-0.0055in" officeooo:rsid="00260e85" style:font-name-asian="Symbol1" style:font-name-complex="Times New Roman"/>
    </style:style>
    <style:style style:name="T27" style:family="text">
      <style:text-properties style:use-window-font-color="true" style:text-position="0% 100%" fo:letter-spacing="-0.0028in" officeooo:rsid="00260e85" style:font-name-asian="Symbol1" style:font-name-complex="Times New Roman"/>
    </style:style>
    <style:style style:name="T28" style:family="text">
      <style:text-properties style:use-window-font-color="true" style:text-position="0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fo:language="uk" fo:country="UA" style:text-underline-style="none" officeooo:rsid="00702cc8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fo:language="uk" fo:country="UA" style:text-underline-style="none" officeooo:rsid="006ab06e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fo:language="uk" fo:country="UA" officeooo:rsid="0065921e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fo:language="uk" fo:country="UA" officeooo:rsid="00604bfc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35" style:family="text">
      <style:text-properties style:use-window-font-color="true" style:text-position="0% 100%" fo:language="uk" fo:country="UA" fo:font-style="italic" style:text-underline-style="none" officeooo:rsid="0072ad5d" style:font-name-asian="Symbol1" style:font-style-asian="italic" style:font-name-complex="Times New Roman" style:language-complex="ar" style:country-complex="SA"/>
    </style:style>
    <style:style style:name="T36" style:family="text">
      <style:text-properties style:use-window-font-color="true" style:text-position="0% 100%" fo:language="uk" fo:country="UA" fo:font-style="normal" style:text-underline-style="none" officeooo:rsid="0073f3e7" style:font-name-asian="Symbol1" style:font-style-asian="normal" style:font-name-complex="Times New Roman" style:language-complex="ar" style:country-complex="SA" style:font-style-complex="normal"/>
    </style:style>
    <style:style style:name="T37" style:family="text">
      <style:text-properties style:use-window-font-color="true" style:text-position="0% 100%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38" style:family="text">
      <style:text-properties style:use-window-font-color="true" style:text-position="0% 100%" fo:language="uk" fo:country="UA" fo:font-style="normal" style:text-underline-style="none" officeooo:rsid="0072ad5d" style:font-name-asian="Symbol1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40" style:family="text">
      <style:text-properties style:use-window-font-color="true" style:text-position="0% 100%" style:text-underline-style="none" officeooo:rsid="006ab06e" style:font-name-asian="Symbol1" style:font-name-complex="Times New Roman" style:language-complex="ar" style:country-complex="SA"/>
    </style:style>
    <style:style style:name="T41" style:family="text">
      <style:text-properties style:use-window-font-color="true" style:text-position="0% 100%" fo:font-size="9pt" fo:language="uk" fo:country="UA" fo:font-style="italic" style:text-underline-style="none" officeooo:rsid="0015a3a6" style:font-name-asian="Symbol1" style:font-size-asian="9pt" style:font-style-asian="italic" style:font-name-complex="Times New Roman" style:font-size-complex="9pt" style:language-complex="ar" style:country-complex="SA"/>
    </style:style>
    <style:style style:name="T42" style:family="text">
      <style:text-properties style:use-window-font-color="true" style:text-position="0% 100%" fo:font-size="9pt" fo:language="uk" fo:country="UA" style:text-underline-style="none" officeooo:rsid="0015a3a6" style:font-name-asian="Symbol1" style:font-size-asian="9pt" style:font-name-complex="Times New Roman" style:font-size-complex="9pt" style:language-complex="ar" style:country-complex="SA"/>
    </style:style>
    <style:style style:name="T43" style:family="text">
      <style:text-properties style:use-window-font-color="true" style:text-position="sub 58%" officeooo:rsid="0015a3a6" style:font-name-asian="Symbol1" style:font-name-complex="Times New Roman"/>
    </style:style>
    <style:style style:name="T44" style:family="text">
      <style:text-properties style:use-window-font-color="true" style:text-position="sub 58%" officeooo:rsid="00631629" style:font-name-asian="Symbol1" style:font-name-complex="Times New Roman"/>
    </style:style>
    <style:style style:name="T45" style:family="text">
      <style:text-properties style:use-window-font-color="true" style:text-position="sub 58%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46" style:family="text">
      <style:text-properties style:use-window-font-color="true" style:text-position="sub 58%" fo:language="uk" fo:country="UA" fo:font-style="normal" style:text-underline-style="none" officeooo:rsid="0072ad5d" style:font-name-asian="Symbol1" style:font-style-asian="normal" style:font-name-complex="Times New Roman" style:language-complex="ar" style:country-complex="SA" style:font-style-complex="normal"/>
    </style:style>
    <style:style style:name="T47" style:family="text">
      <style:text-properties style:use-window-font-color="true" style:text-position="sub 58%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48" style:family="text">
      <style:text-properties style:use-window-font-color="true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49" style:family="text">
      <style:text-properties style:use-window-font-color="true" style:text-position="sub 58%" fo:font-size="9pt" fo:language="uk" fo:country="UA" fo:font-style="italic" style:text-underline-style="none" officeooo:rsid="0015a3a6" style:font-name-asian="Symbol1" style:font-size-asian="9pt" style:font-style-asian="italic" style:font-name-complex="Times New Roman" style:font-size-complex="9pt" style:language-complex="ar" style:country-complex="SA"/>
    </style:style>
    <style:style style:name="T50" style:family="text">
      <style:text-properties style:use-window-font-color="true" style:text-position="sub 58%" fo:font-size="9pt" fo:language="uk" fo:country="UA" style:text-underline-style="none" officeooo:rsid="0015a3a6" style:font-name-asian="Symbol1" style:font-size-asian="9pt" style:font-name-complex="Times New Roman" style:font-size-complex="9pt" style:language-complex="ar" style:country-complex="SA"/>
    </style:style>
    <style:style style:name="T51" style:family="text">
      <style:text-properties style:use-window-font-color="true" style:text-position="super 58%" officeooo:rsid="0015a3a6" style:font-name-asian="Symbol1" style:font-name-complex="Times New Roman"/>
    </style:style>
    <style:style style:name="T52" style:family="text">
      <style:text-properties style:use-window-font-color="true" style:text-position="super 58%" officeooo:rsid="00557f9b" style:font-name-asian="Symbol1" style:font-name-complex="Times New Roman"/>
    </style:style>
    <style:style style:name="T53" style:family="text">
      <style:text-properties style:use-window-font-color="true" style:text-position="super 58%" officeooo:rsid="00631629" style:font-name-asian="Symbol1" style:font-name-complex="Times New Roman"/>
    </style:style>
    <style:style style:name="T54" style:family="text">
      <style:text-properties style:use-window-font-color="true" style:text-position="-13% 100%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55" style:family="text">
      <style:text-properties style:use-window-font-color="true" style:text-position="-13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-13% 100%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57" style:family="text">
      <style:text-properties style:use-window-font-color="true" style:text-position="-13% 100%" fo:language="uk" fo:country="UA" fo:font-style="normal" style:text-underline-style="none" officeooo:rsid="0072ad5d" style:font-name-asian="Symbol1" style:font-style-asian="normal" style:font-name-complex="Times New Roman" style:language-complex="ar" style:country-complex="SA" style:font-style-complex="normal"/>
    </style:style>
    <style:style style:name="T58" style:family="text">
      <style:text-properties style:use-window-font-color="true" style:text-position="-13% 100%" fo:font-size="9pt" fo:language="uk" fo:country="UA" fo:font-style="italic" style:text-underline-style="none" officeooo:rsid="0015a3a6" style:font-name-asian="Symbol1" style:font-size-asian="9pt" style:font-style-asian="italic" style:font-name-complex="Times New Roman" style:font-size-complex="9pt" style:language-complex="ar" style:country-complex="SA"/>
    </style:style>
    <style:style style:name="T59" style:family="text">
      <style:text-properties style:use-window-font-color="true" style:text-position="-13% 100%" fo:font-size="9pt" fo:language="uk" fo:country="UA" style:text-underline-style="none" officeooo:rsid="0015a3a6" style:font-name-asian="Symbol1" style:font-size-asian="9pt" style:font-name-complex="Times New Roman" style:font-size-complex="9pt" style:language-complex="ar" style:country-complex="SA"/>
    </style:style>
    <style:style style:name="T60" style:family="text">
      <style:text-properties style:use-window-font-color="true" style:text-position="69% 100%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61" style:family="text">
      <style:text-properties style:use-window-font-color="true" style:text-position="69% 100%" fo:font-size="9pt" fo:language="uk" fo:country="UA" fo:font-style="italic" style:text-underline-style="none" officeooo:rsid="0015a3a6" style:font-name-asian="Symbol1" style:font-size-asian="9pt" style:font-style-asian="italic" style:font-name-complex="Times New Roman" style:font-size-complex="9pt" style:language-complex="ar" style:country-complex="SA"/>
    </style:style>
    <style:style style:name="T62" style:family="text">
      <style:text-properties style:use-window-font-color="true" fo:language="uk" fo:country="UA" officeooo:rsid="0058501a" style:font-name-asian="Calibri" style:font-name-complex="Times New Roman2" style:language-complex="ar" style:country-complex="SA"/>
    </style:style>
    <style:style style:name="T63" style:family="text">
      <style:text-properties officeooo:rsid="0030f4ea"/>
    </style:style>
    <style:style style:name="T64" style:family="text">
      <style:text-properties fo:color="#212121" style:font-name-complex="Times New Roman"/>
    </style:style>
    <style:style style:name="T65" style:family="text">
      <style:text-properties fo:color="#212121" officeooo:rsid="0047fae8" style:font-name-complex="Times New Roman"/>
    </style:style>
    <style:style style:name="T66" style:family="text">
      <style:text-properties fo:color="#212121" fo:letter-spacing="-0.002in" style:font-name-complex="Times New Roman"/>
    </style:style>
    <style:style style:name="T67" style:family="text">
      <style:text-properties fo:color="#212121" fo:language="uk" fo:country="UA" style:text-underline-style="none" style:font-name-complex="Times New Roman" style:language-complex="ar" style:country-complex="SA"/>
    </style:style>
    <style:style style:name="T68" style:family="text">
      <style:text-properties fo:color="#212121" fo:language="uk" fo:country="UA" style:text-underline-style="none" officeooo:rsid="004f3c81" style:font-name-asian="Calibri" style:font-name-complex="Times New Roman" style:language-complex="ar" style:country-complex="SA"/>
    </style:style>
    <style:style style:name="T69" style:family="text">
      <style:text-properties fo:color="#212121" fo:language="uk" fo:country="UA" style:text-underline-style="none" officeooo:rsid="004fa2db" style:font-name-asian="Calibri" style:font-name-complex="Times New Roman" style:language-complex="ar" style:country-complex="SA"/>
    </style:style>
    <style:style style:name="T70" style:family="text">
      <style:text-properties fo:language="uk" fo:country="UA"/>
    </style:style>
    <style:style style:name="T71" style:family="text">
      <style:text-properties fo:language="uk" fo:country="UA" officeooo:rsid="000d634d"/>
    </style:style>
    <style:style style:name="T72" style:family="text">
      <style:text-properties fo:language="uk" fo:country="UA" officeooo:rsid="002086bd" style:font-name-complex="Times New Roman2"/>
    </style:style>
    <style:style style:name="T73" style:family="text">
      <style:text-properties fo:language="uk" fo:country="UA" officeooo:rsid="0058501a" style:font-name-complex="Times New Roman2"/>
    </style:style>
    <style:style style:name="T74" style:family="text">
      <style:text-properties fo:language="uk" fo:country="UA" officeooo:rsid="0022176e" style:font-name-complex="Times New Roman2"/>
    </style:style>
    <style:style style:name="T75" style:family="text">
      <style:text-properties fo:language="uk" fo:country="UA" officeooo:rsid="0052b0b7" style:font-name-complex="Times New Roman2"/>
    </style:style>
    <style:style style:name="T76" style:family="text">
      <style:text-properties fo:language="uk" fo:country="UA" officeooo:rsid="005a39b9" style:font-name-complex="Times New Roman2"/>
    </style:style>
    <style:style style:name="T77" style:family="text">
      <style:text-properties fo:language="uk" fo:country="UA" officeooo:rsid="00239ad5" style:font-name-complex="Times New Roman2"/>
    </style:style>
    <style:style style:name="T78" style:family="text">
      <style:text-properties officeooo:rsid="00493da9"/>
    </style:style>
    <style:style style:name="T79" style:family="text">
      <style:text-properties officeooo:rsid="00502aa8"/>
    </style:style>
    <style:style style:name="T80" style:family="text">
      <style:text-properties officeooo:rsid="004d47f4"/>
    </style:style>
    <style:style style:name="T81" style:family="text">
      <style:text-properties style:font-name-complex="Times New Roman2"/>
    </style:style>
    <style:style style:name="T82" style:family="text">
      <style:text-properties officeooo:rsid="00121e03" style:font-name-complex="Times New Roman2"/>
    </style:style>
    <style:style style:name="T83" style:family="text">
      <style:text-properties officeooo:rsid="001125c4" style:font-name-complex="Times New Roman2"/>
    </style:style>
    <style:style style:name="T84" style:family="text">
      <style:text-properties style:font-name-complex="Times New Roman"/>
    </style:style>
    <style:style style:name="T85" style:family="text">
      <style:text-properties officeooo:rsid="005bf5ee" style:font-name-complex="Times New Roman"/>
    </style:style>
    <style:style style:name="T86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87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2" style:font-style-complex="normal" loext:padding="0in" loext:border="none"/>
    </style:style>
    <style:style style:name="T88" style:family="text">
      <style:text-properties fo:font-variant="normal" fo:text-transform="none" style:text-line-through-style="none" style:text-line-through-type="none" fo:letter-spacing="normal" fo:font-style="normal" fo:font-weight="normal" officeooo:rsid="00718843" style:font-style-asian="normal" style:font-name-complex="Times New Roman2" style:font-style-complex="normal" loext:padding="0in" loext:border="none"/>
    </style:style>
    <style:style style:name="T89" style:family="text">
      <style:text-properties fo:font-variant="normal" fo:text-transform="none" style:text-line-through-style="none" style:text-line-through-type="none" fo:letter-spacing="normal" fo:font-style="normal" fo:font-weight="normal" officeooo:rsid="00734b62" style:font-style-asian="normal" style:font-name-complex="Times New Roman2" style:font-style-complex="normal" loext:padding="0in" loext:border="none"/>
    </style:style>
    <style:style style:name="T90" style:family="text">
      <style:text-properties fo:font-variant="normal" fo:text-transform="none" style:text-line-through-style="none" style:text-line-through-type="none" fo:letter-spacing="normal" fo:font-style="italic" fo:font-weight="normal" officeooo:rsid="0074a389" style:font-style-asian="italic" style:font-name-complex="Times New Roman2" style:font-style-complex="italic" loext:padding="0in" loext:border="none"/>
    </style:style>
    <style:style style:name="T91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4a389" style:font-style-asian="normal" style:font-name-complex="Times New Roman2" style:font-style-complex="normal" loext:padding="0in" loext:border="none"/>
    </style:style>
    <style:style style:name="T92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fo:font-weight="normal" style:font-name-asian="Symbol1" style:font-style-asian="normal" style:font-name-complex="Times New Roman" style:font-style-complex="normal" loext:padding="0in" loext:border="none"/>
    </style:style>
    <style:style style:name="T93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fo:font-weight="normal" officeooo:rsid="0067e761" style:font-name-asian="Symbol1" style:font-style-asian="normal" style:font-name-complex="Times New Roman" style:font-style-complex="normal" loext:padding="0in" loext:border="none"/>
    </style:style>
    <style:style style:name="T94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fo:font-weight="normal" officeooo:rsid="0068567d" style:font-name-asian="Symbol1" style:font-style-asian="normal" style:font-name-complex="Times New Roman" style:font-style-complex="normal" loext:padding="0in" loext:border="none"/>
    </style:style>
    <style:style style:name="T95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96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fo:font-weight="normal" officeooo:rsid="006c3090" style:font-name-asian="Symbol1" style:font-style-asian="normal" style:font-name-complex="Times New Roman" style:font-style-complex="normal" loext:padding="0in" loext:border="none"/>
    </style:style>
    <style:style style:name="T97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fo:font-weight="normal" officeooo:rsid="006b2585" style:font-name-asian="Times New Roman1" style:font-style-asian="normal" style:font-name-complex="Times New Roman1" style:font-style-complex="normal" loext:padding="0in" loext:border="none"/>
    </style:style>
    <style:style style:name="T98" style:family="text">
      <style:text-properties fo:font-variant="normal" fo:text-transform="none" style:use-window-font-color="true" style:text-line-through-style="none" style:text-line-through-type="none" style:text-position="sub 58%" fo:letter-spacing="normal" fo:font-style="normal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99" style:family="text">
      <style:text-properties fo:font-variant="normal" fo:text-transform="none" style:use-window-font-color="true" style:text-line-through-style="none" style:text-line-through-type="none" style:text-position="sub 58%" fo:letter-spacing="normal" fo:font-style="normal" fo:font-weight="normal" officeooo:rsid="0068567d" style:font-name-asian="Symbol1" style:font-style-asian="normal" style:font-name-complex="Times New Roman" style:font-style-complex="normal" loext:padding="0in" loext:border="none"/>
    </style:style>
    <style:style style:name="T100" style:family="text">
      <style:text-properties fo:font-variant="normal" fo:text-transform="none" style:use-window-font-color="true" style:text-line-through-style="none" style:text-line-through-type="none" style:text-position="super 58%" fo:letter-spacing="normal" fo:font-style="normal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101" style:family="text">
      <style:text-properties fo:font-variant="normal" fo:text-transform="none" style:use-window-font-color="true" style:text-line-through-style="none" style:text-line-through-type="none" style:text-position="super 58%" fo:letter-spacing="normal" fo:font-style="normal" fo:font-weight="normal" officeooo:rsid="006c3090" style:font-name-asian="Symbol1" style:font-style-asian="normal" style:font-name-complex="Times New Roman" style:font-style-complex="normal" loext:padding="0in" loext:border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Варіант №<text:span text:style-name="T63">3</text:span></text:p>
      <text:p text:style-name="P1"/>
      <text:list xml:id="list615122314" text:style-name="L1">
        <text:list-item>
          <text:p text:style-name="P45"><text:span text:style-name="T81">Якщо при виборі елементів </text:span><text:span text:style-name="T82">у</text:span><text:span text:style-name="T81">раховується порядок </text:span><text:span text:style-name="T83">і</text:span><text:span text:style-name="T81"> всі елементи </text:span><text:span text:style-name="T82">входять</text:span><text:span text:style-name="T81"> у </text:span><text:span text:style-name="T82">будь-яку </text:span><text:span text:style-name="T81">вибор</text:span><text:span text:style-name="T82">ку</text:span><text:span text:style-name="T81"> </text:span><text:span text:style-name="T82">лише </text:span><text:span text:style-name="T81">один раз, то це:</text:span></text:p>
          <text:p text:style-name="P46"><text:span text:style-name="T70">А) комбінація; Б) розміщення; В) перестановка; Г) розміщення з повтореннями; Д) перестановка з повтореннями; </text:span><text:span text:style-name="T71">Е</text:span><text:span text:style-name="T70">) комбінація з повтореннями;</text:span></text:p>
          <text:p text:style-name="P47"/>
        </text:list-item>
        <text:list-item>
          <text:p text:style-name="P49">Виберіть правильну рівність.</text:p>
          <text:p text:style-name="P51"><text:span text:style-name="T80">А</text:span>) <text:span text:style-name="T79">А</text:span><text:span text:style-name="T1">5</text:span><text:span text:style-name="T2">1</text:span> <text:span text:style-name="T79">= А</text:span><text:span text:style-name="T1">5</text:span><text:span text:style-name="T3">5</text:span>; <text:span text:style-name="T80">Б</text:span>) <text:span text:style-name="T79">С</text:span><text:span text:style-name="T1">6</text:span><text:span text:style-name="T2">1</text:span> <text:span text:style-name="T79">= С</text:span><text:span text:style-name="T1">6</text:span><text:span text:style-name="T2">5</text:span>; <text:span text:style-name="T80">В</text:span><text:span text:style-name="T78">) </text:span><text:span text:style-name="T79">А</text:span><text:span text:style-name="T1">5</text:span><text:span text:style-name="T2">2</text:span> <text:span text:style-name="T79">= А</text:span><text:span text:style-name="T1">5</text:span><text:span text:style-name="T2">3</text:span>; <text:span text:style-name="T80">Г</text:span>) <text:span text:style-name="T79">С</text:span><text:span text:style-name="T1">6</text:span><text:span text:style-name="T2">1</text:span> <text:span text:style-name="T79">= С</text:span><text:span text:style-name="T1">6</text:span><text:span text:style-name="T2">6</text:span>; <text:span text:style-name="T80">Д</text:span>) <text:span text:style-name="T79">А</text:span><text:span text:style-name="T1">5</text:span><text:span text:style-name="T2">0</text:span> <text:span text:style-name="T79">= А</text:span><text:span text:style-name="T1">5</text:span><text:span text:style-name="T2">5</text:span>; <text:span text:style-name="T80">Е</text:span>) <text:span text:style-name="T79">С</text:span><text:span text:style-name="T1">6</text:span><text:span text:style-name="T2">0</text:span> <text:span text:style-name="T79">= С</text:span><text:span text:style-name="T1">6</text:span><text:span text:style-name="T2">6</text:span>; </text:p>
          <text:p text:style-name="P52"/>
        </text:list-item>
        <text:list-item>
          <text:p text:style-name="P51"><text:span text:style-name="T84">Яких п</text:span><text:span text:style-name="T85">ід</text:span><text:span text:style-name="T84">множин множини А б</text:span><text:span text:style-name="T85">іл</text:span><text:span text:style-name="T84">ьше: тих, що включають множину В, чи тих, що не включають множину В?</text:span></text:p>
          <text:p text:style-name="P50"/>
        </text:list-item>
        <text:list-item>
          <text:p text:style-name="P48"><text:span text:style-name="T64">На чергування в студентському гуртожитку може піти або студент з кімнати №1, у якій проживають </text:span><text:span text:style-name="T65">чо</text:span><text:span text:style-name="T64">т</text:span><text:span text:style-name="T65">и</text:span><text:span text:style-name="T64">ри студенти, або студент з кімнати №2, у якій проживають </text:span><text:span text:style-name="T65">три</text:span><text:span text:style-name="T64"> студенти. Скількома способами можна вибрати одного студента на чергування в</text:span><text:span text:style-name="T66"> </text:span><text:span text:style-name="T64">гуртожитку?</text:span></text:p>
          <text:p text:style-name="P53"/>
        </text:list-item>
        <text:list-item>
          <text:p text:style-name="P2"><text:span text:style-name="T67">Одного разу </text:span><text:span text:style-name="T68">дев’</text:span><text:span text:style-name="T69">я</text:span><text:span text:style-name="T68">ть</text:span><text:span text:style-name="T67"> друзів зайшли до ресторану. Власник ресторану запропонував їм приходити до нього на бізнес-ланч щодня і кожного разу сідати за той самий стіл по-іншому. Після того, як усі способи розміщення будуть вичерпані, їх годуватимуть у ресторані безкоштовно. </text:span><text:span text:style-name="T68">Через скільки днів</text:span><text:span text:style-name="T67"> </text:span><text:span text:style-name="T68">друзів почнуть годувати у ресторані безкоштовно</text:span><text:span text:style-name="T67">?</text:span></text:p>
          <text:p text:style-name="P21"/>
        </text:list-item>
        <text:list-item>
          <text:p text:style-name="P8"><text:span text:style-name="T5">Скількома способами можна порівну роздати чотирьом гравцям </text:span><text:span text:style-name="T26">28 </text:span><text:span text:style-name="T5">кісточок</text:span><text:span text:style-name="T27"> </text:span><text:span text:style-name="T5">доміно?</text:span></text:p>
          <text:p text:style-name="P22"/>
        </text:list-item>
        <text:list-item>
          <text:p text:style-name="P8"><text:span text:style-name="T5"><text:s/></text:span><text:span text:style-name="T6">Нехай n = p</text:span><text:span text:style-name="T43">1</text:span><text:span text:style-name="T51">α</text:span><text:span text:style-name="T52">1</text:span><text:span text:style-name="T6"> ⋅ p</text:span><text:span text:style-name="T43">2</text:span><text:span text:style-name="T51">α</text:span><text:span text:style-name="T52">2</text:span><text:span text:style-name="T6"> ⋅ ... ⋅ p</text:span><text:span text:style-name="T43">r</text:span><text:span text:style-name="T51">αr</text:span><text:span text:style-name="T6"> - розклад числа n на прості множники. Знайти </text:span><text:span text:style-name="T7">с</text:span><text:span text:style-name="T5">уму всіх дільників числа n.</text:span></text:p>
          <text:p text:style-name="P22"/>
        </text:list-item>
        <text:list-item>
          <text:p text:style-name="P9"><text:span text:style-name="T6">Скількома способами можна розташувати </text:span><text:span text:style-name="T7">11</text:span><text:span text:style-name="T6"> нулів та </text:span><text:span text:style-name="T7">8</text:span><text:span text:style-name="T6"> одиниць так, щоб жодні дві одиниці не стояли поруч?</text:span></text:p>
          <text:p text:style-name="P23"/>
        </text:list-item>
        <text:list-item>
          <text:p text:style-name="P9"><text:span text:style-name="T6">Нехай множина А </text:span><text:span text:style-name="T17">мі</text:span><text:span text:style-name="T6">стить </text:span><text:span text:style-name="T17">n</text:span><text:span text:style-name="T6"> елеме</text:span><text:span text:style-name="T17">н</text:span><text:span text:style-name="T6">т</text:span><text:span text:style-name="T17">і</text:span><text:span text:style-name="T6">в, а множина В — </text:span><text:span text:style-name="T17">m</text:span><text:span text:style-name="T6"> елемент</text:span><text:span text:style-name="T17">ів</text:span><text:span text:style-name="T6">. Визначити </text:span><text:span text:style-name="T17">кі</text:span><text:span text:style-name="T6">ль</text:span><text:span text:style-name="T17">кі</text:span><text:span text:style-name="T6">сть функц</text:span><text:span text:style-name="T17">іо</text:span><text:span text:style-name="T6">нальних в</text:span><text:span text:style-name="T17">ід</text:span><text:span text:style-name="T6">пов</text:span><text:span text:style-name="T17">ід</text:span><text:span text:style-name="T6">ностей </text:span><text:span text:style-name="T17">мі</text:span><text:span text:style-name="T6">ж множинами А </text:span><text:span text:style-name="T17">і</text:span><text:span text:style-name="T6"> В.</text:span></text:p>
          <text:p text:style-name="P24"/>
        </text:list-item>
        <text:list-item>
          <text:p text:style-name="P10"><text:span text:style-name="T6">На полиці </text:span><text:span text:style-name="T15">1</text:span><text:span text:style-name="T16">3</text:span><text:span text:style-name="T6"> книг. Скільки існує способів обрати </text:span><text:span text:style-name="T16">7</text:span><text:span text:style-name="T6"> книг, щоб ніякі дві книги не брати поруч?</text:span></text:p>
          <text:p text:style-name="P39"/>
        </text:list-item>
        <text:list-item>
          <text:p text:style-name="P7"><text:span text:style-name="T72">За круглим столом короля Артура сидять 1</text:span><text:span text:style-name="T73">6</text:span><text:span text:style-name="T72"> лицарів. Кожен ворогує зі своїми сусідами. Потрібно обрати </text:span><text:span text:style-name="T73">9</text:span><text:span text:style-name="T72"> лицарів, щоб визволити принцесу. Скільки існує способів обрання лицарів, щоб серед обраних лицарів не було воро</text:span><text:span text:style-name="T74">г</text:span><text:span text:style-name="T72">ів?</text:span></text:p>
          <text:p text:style-name="P18"/>
        </text:list-item>
        <text:list-item>
          <text:p text:style-name="P5"><text:span text:style-name="T74">Ліфт, у якому знаходяться </text:span><text:span text:style-name="T75">1</text:span><text:span text:style-name="T76">8</text:span><text:span text:style-name="T74"> пасажирів, може зупинятись на </text:span><text:span text:style-name="T73">3</text:span><text:span text:style-name="T75">0</text:span><text:span text:style-name="T74"> поверхах. Пасажири виходять групами по </text:span><text:span text:style-name="T62">5</text:span><text:span text:style-name="T74">, </text:span><text:span text:style-name="T73">6</text:span><text:span text:style-name="T74"> і </text:span><text:span text:style-name="T62">7</text:span><text:span text:style-name="T74"> чоловік. Скількома способами це може відбуватись?</text:span></text:p>
          <text:p text:style-name="P19"/>
        </text:list-item>
        <text:list-item>
          <text:p text:style-name="P7"><text:span text:style-name="T77">Скількома способами можна розставити </text:span><text:span text:style-name="T73">8</text:span><text:span text:style-name="T77"> томів зібрання творів І.Я. Франко так, щоб перший і другий томи не стояли поруч?</text:span></text:p>
          <text:p text:style-name="P42"/>
        </text:list-item>
        <text:list-item>
          <text:p text:style-name="P54"><text:span text:style-name="T86">Знайти </text:span><text:span text:style-name="T87">n</text:span><text:span text:style-name="T86">, коли в</text:span><text:span text:style-name="T88">і</text:span><text:span text:style-name="T86">домо, що восьмий член розкладу (2</text:span><text:span text:style-name="T90">х</text:span><text:span text:style-name="T86"> + 3)</text:span><text:span text:style-name="T91">n</text:span><text:span text:style-name="T86"> ма</text:span><text:span text:style-name="T89">є</text:span><text:span text:style-name="T86"> найб</text:span><text:span text:style-name="T89">і</text:span><text:span text:style-name="T86">льший коеф</text:span><text:span text:style-name="T87">іціє</text:span><text:span text:style-name="T86">нт.</text:span></text:p>
          <text:p text:style-name="P25"/>
        </text:list-item>
        <text:list-item>
          <text:p text:style-name="P11"><text:span text:style-name="T6">В колоді </text:span><text:span text:style-name="T8">52</text:span><text:span text:style-name="T6"> карт</text:span><text:span text:style-name="T8">и</text:span><text:span text:style-name="T6"> - 4 кольори з номерами від 1 до </text:span><text:span text:style-name="T8">13</text:span><text:span text:style-name="T6">. Скільки існує способів витягнути </text:span><text:span text:style-name="T9">7</text:span><text:span text:style-name="T6"> карт так, щоб це було </text:span><text:span text:style-name="T9">7</text:span><text:span text:style-name="T6"> послідовних за номером карт одного кольору?</text:span></text:p>
          <text:p text:style-name="P26"/>
        </text:list-item>
        <text:list-item>
          <text:p text:style-name="P11"><text:span text:style-name="T6">Нехай множина М </text:span><text:span text:style-name="T18">мі</text:span><text:span text:style-name="T6">стить </text:span><text:span text:style-name="T18">n</text:span><text:span text:style-name="T6"> елемент</text:span><text:span text:style-name="T18">і</text:span><text:span text:style-name="T6">в. Визначити кількість: </text:span></text:p>
          <text:p text:style-name="P6"><text:span text:style-name="T31">а) </text:span><text:span text:style-name="T32">симетричних в</text:span><text:span text:style-name="T33">ід</text:span><text:span text:style-name="T32">ношень на множині М; </text:span></text:p>
          <text:p text:style-name="P11"><text:soft-page-break/><text:span text:style-name="T19">б) анти</text:span><text:span text:style-name="T6">рефлексивних </text:span><text:span text:style-name="T20">і</text:span><text:span text:style-name="T6"> симетричних в</text:span><text:span text:style-name="T18">ід</text:span><text:span text:style-name="T6">ношень на множині М.</text:span></text:p>
          <text:p text:style-name="P27"/>
        </text:list-item>
        <text:list-item>
          <text:p text:style-name="P12"><text:span text:style-name="T6">Прапор складається з 1</text:span><text:span text:style-name="T10">1</text:span><text:span text:style-name="T6"> горизонтальних смуг </text:span><text:span text:style-name="T10">5</text:span><text:span text:style-name="T8"> різних</text:span><text:span text:style-name="T6"> кольорів, причому довільні дві сусідні смуги повинні мати різні кольори. Скільк</text:span><text:span text:style-name="T8">и</text:span><text:span text:style-name="T6"> </text:span><text:span text:style-name="T8">існує різних прапорів з такими властивостями</text:span><text:span text:style-name="T6">?</text:span></text:p>
          <text:p text:style-name="P28"/>
        </text:list-item>
        <text:list-item>
          <text:p text:style-name="P13"><text:span text:style-name="T6">Необхідно скласти </text:span><text:span text:style-name="T11">6</text:span><text:span text:style-name="T6"> іспит</text:span><text:span text:style-name="T11">ів</text:span><text:span text:style-name="T6"> на протязі </text:span><text:span text:style-name="T11">10</text:span><text:span text:style-name="T6"> днів. Скількома способами це можна зробити?</text:span></text:p>
          <text:p text:style-name="P29"/>
        </text:list-item>
        <text:list-item>
          <text:p text:style-name="P13"><text:span text:style-name="T6">В скрині кулі </text:span><text:span text:style-name="T14">6</text:span><text:span text:style-name="T6">-х кольорів. Яку найменшу кількість куль треба узяти, щоб серед них </text:span><text:span text:style-name="T12">(обов’язково) </text:span><text:span text:style-name="T6">було 1</text:span><text:span text:style-name="T14">3</text:span><text:span text:style-name="T6"> куль одного кольору?</text:span></text:p>
          <text:p text:style-name="P40"/>
        </text:list-item>
        <text:list-item>
          <text:p text:style-name="P14"><text:span text:style-name="T4">В скрині </text:span><text:span text:style-name="T14">7</text:span><text:span text:style-name="T4"> чорних, 1</text:span><text:span text:style-name="T13">0</text:span><text:span text:style-name="T4"> білих, 1</text:span><text:span text:style-name="T14">6</text:span><text:span text:style-name="T4"> червоних, 1</text:span><text:span text:style-name="T14">5</text:span><text:span text:style-name="T4"> зелених куль. Яку найменшу кількість куль треба узяти, щоб серед них </text:span><text:span text:style-name="T12">(обов’язково) </text:span><text:span text:style-name="T4">було 1</text:span><text:span text:style-name="T14">4</text:span><text:span text:style-name="T4"> куль одного кольору?</text:span></text:p>
          <text:p text:style-name="P30"/>
        </text:list-item>
        <text:list-item>
          <text:p text:style-name="P15"><text:span text:style-name="T4">Скільки існує різних способів роздати </text:span><text:span text:style-name="T21">c</text:span><text:span text:style-name="T4">1 троянд, </text:span><text:span text:style-name="T21">c</text:span><text:span text:style-name="T4">2 гвоздик, </text:span><text:span text:style-name="T21">c</text:span><text:span text:style-name="T4">3 волошок </text:span><text:span text:style-name="T21">p</text:span><text:span text:style-name="T4"> дівчатам?</text:span></text:p>
          <text:p text:style-name="P31"/>
        </text:list-item>
        <text:list-item>
          <text:p text:style-name="P16"><text:span text:style-name="T4">Компанiя, </text:span><text:span text:style-name="T22">що</text:span><text:span text:style-name="T4"> складається з 10 подружнiх пар, розбивається на 5 груп по 4 людини для прогулянки на човнах. Скiлькома способами можна розбити компанію так, щоб в одному човнi були 2 чоловiк</text:span><text:span text:style-name="T18">и</text:span><text:span text:style-name="T4"> та 2 жiнк</text:span><text:span text:style-name="T18">и</text:span><text:span text:style-name="T4">?</text:span></text:p>
          <text:p text:style-name="P32"/>
        </text:list-item>
        <text:list-item>
          <text:p text:style-name="P33">Довести, що довжина періоду дробі n/m не перевищує m-1.</text:p>
          <text:p text:style-name="P33"/>
        </text:list-item>
        <text:list-item>
          <text:p text:style-name="P17"><text:span text:style-name="T4">Довести, що </text:span><text:span text:style-name="T23">C</text:span><text:span text:style-name="T44">n+1</text:span><text:span text:style-name="T53">k </text:span><text:span text:style-name="T23">= C</text:span><text:span text:style-name="T44">n</text:span><text:span text:style-name="T53">k</text:span><text:span text:style-name="T23"> + C</text:span><text:span text:style-name="T44">n</text:span><text:span text:style-name="T53">k-1</text:span><text:span text:style-name="T23">.</text:span></text:p>
          <text:p text:style-name="P43"/>
        </text:list-item>
        <text:list-item>
          <text:p text:style-name="P17"><text:span text:style-name="T92">Довести, що </text:span><text:span text:style-name="T97">∑</text:span><text:span text:style-name="T98">k=</text:span><text:span text:style-name="T99">0</text:span><text:span text:style-name="T100">n </text:span><text:span text:style-name="T93">(</text:span><text:span text:style-name="T94">4</text:span><text:span text:style-name="T95">k</text:span><text:span text:style-name="T93">+1)</text:span><text:span text:style-name="T92">C</text:span><text:span text:style-name="T98">n</text:span><text:span text:style-name="T100">k </text:span><text:span text:style-name="T95">= </text:span><text:span text:style-name="T94">(2</text:span><text:span text:style-name="T96">n</text:span><text:span text:style-name="T94">+1)</text:span><text:span text:style-name="T96">2</text:span><text:span text:style-name="T101">n</text:span><text:span text:style-name="T96">.</text:span></text:p>
          <text:p text:style-name="P34"/>
        </text:list-item>
        <text:list-item>
          <text:p text:style-name="P35">Знайти суму 4-значних чисел, які можна отримати перестановкою цифр 1, 2, 3, 4.</text:p>
          <text:p text:style-name="P35"/>
        </text:list-item>
        <text:list-item>
          <text:p text:style-name="P35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20"><text:span text:style-name="T25">а) </text:span><text:span text:style-name="T24">Скільки студентів не читає жодного журналу?</text:span></text:p>
          <text:p text:style-name="P20"><text:span text:style-name="T25">б) </text:span><text:span text:style-name="T39">Скільки студентів читає тільки “Лель”?</text:span></text:p>
          <text:p text:style-name="P20"><text:span text:style-name="T25">в) </text:span><text:span text:style-name="T39">Скільки студентів читає рівно 2 журнал</text:span><text:span text:style-name="T40">и</text:span><text:span text:style-name="T39">?</text:span><text:span text:style-name="T24"> </text:span></text:p>
          <text:p text:style-name="P41"/>
        </text:list-item>
        <text:list-item>
          <text:p text:style-name="P41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20"><text:span text:style-name="T25">а) </text:span><text:span text:style-name="T24">Скільки студентів знає всі 3 мови?</text:span></text:p>
          <text:p text:style-name="P3"><text:span text:style-name="T29">б) </text:span><text:span text:style-name="T28">Скільки студентів знає не менше 2 </text:span><text:span text:style-name="T30">мо</text:span><text:span text:style-name="T28">в?</text:span></text:p>
          <text:p text:style-name="P36"/>
        </text:list-item>
        <text:list-item>
          <text:p text:style-name="P36">Знайти розв’язок рекурентного співвідношення: </text:p>
          <text:p text:style-name="P4"><text:span text:style-name="T34">a</text:span><text:span text:style-name="T47">n</text:span><text:span text:style-name="T48">+2</text:span><text:span text:style-name="T55"> </text:span><text:span text:style-name="T28">= 9·</text:span><text:span text:style-name="T34">a</text:span><text:span text:style-name="T58">n</text:span><text:span text:style-name="T59">+1</text:span><text:span text:style-name="T55"> </text:span><text:span text:style-name="T28">– 14·</text:span><text:span text:style-name="T34">a</text:span><text:span text:style-name="T58">n</text:span><text:span text:style-name="T54"> </text:span><text:span text:style-name="T28">+ (18 – 20</text:span><text:span text:style-name="T34">n</text:span><text:span text:style-name="T28">)·2</text:span><text:span text:style-name="T61">n</text:span><text:span text:style-name="T28">, </text:span><text:span text:style-name="T34">a</text:span><text:span text:style-name="T59">0</text:span><text:span text:style-name="T55"> </text:span><text:span text:style-name="T28">= 6, </text:span><text:span text:style-name="T34">a</text:span><text:span text:style-name="T59">1</text:span><text:span text:style-name="T55"> </text:span><text:span text:style-name="T28">=15.</text:span></text:p>
          <text:p text:style-name="P37"/>
        </text:list-item>
        <text:list-item>
          <text:p text:style-name="P38">Методом твірних функцій знайти розв’язок рекурентного співвідношення: </text:p>
          <text:p text:style-name="P4"><text:span text:style-name="T34">a</text:span><text:span text:style-name="T45">n</text:span><text:span text:style-name="T54"> </text:span><text:span text:style-name="T34">= </text:span><text:span text:style-name="T36">4</text:span><text:span text:style-name="T34">·a</text:span><text:span text:style-name="T45">n-1</text:span><text:span text:style-name="T54"> </text:span><text:span text:style-name="T34">– </text:span><text:span text:style-name="T36">4</text:span><text:span text:style-name="T34">·a</text:span><text:span text:style-name="T45">n-</text:span><text:span text:style-name="T46">2</text:span><text:span text:style-name="T37">,</text:span><text:span text:style-name="T34"> </text:span><text:span text:style-name="T38">при</text:span><text:span text:style-name="T35"> </text:span><text:span text:style-name="T37">n</text:span><text:span text:style-name="T35">&gt;</text:span><text:span text:style-name="T38">1, </text:span><text:span text:style-name="T34">a</text:span><text:span text:style-name="T45">0</text:span><text:span text:style-name="T56"> </text:span><text:span text:style-name="T34">= </text:span><text:span text:style-name="T36">1</text:span><text:span text:style-name="T37">,</text:span><text:span text:style-name="T34"> a</text:span><text:span text:style-name="T45">1</text:span><text:span text:style-name="T54"> </text:span><text:span text:style-name="T34">= </text:span><text:span text:style-name="T36">0</text:span><text:span text:style-name="T37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0" style:display-name="ListLabel 10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07T11:08:19.724216142</dc:date>
    <meta:editing-cycles>42</meta:editing-cycles>
    <meta:editing-duration>PT15H1M33S</meta:editing-duration>
    <meta:generator>LibreOffice/6.4.6.2$Linux_X86_64 LibreOffice_project/40$Build-2</meta:generator>
    <meta:document-statistic meta:table-count="0" meta:image-count="0" meta:object-count="0" meta:page-count="2" meta:paragraph-count="42" meta:word-count="737" meta:character-count="4433" meta:non-whitespace-character-count="3757"/>
  </office:meta>
</office:document-meta>
</file>